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5c6" officeooo:paragraph-rsid="000d35c6"/>
    </style:style>
    <style:style style:name="P2" style:family="paragraph" style:parent-style-name="Standard" style:list-style-name="L1">
      <style:text-properties officeooo:rsid="000d35c6" officeooo:paragraph-rsid="000d35c6"/>
    </style:style>
    <style:style style:name="P3" style:family="paragraph" style:parent-style-name="Standard" style:list-style-name="L1">
      <style:text-properties officeooo:rsid="000d961a" officeooo:paragraph-rsid="000d961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6035836" text:style-name="L1">
        <text:list-item>
          <text:p text:style-name="P2">Async v threads</text:p>
          <text:list>
            <text:list-item>
              <text:p text:style-name="P2">thread creation and context switching has overhead</text:p>
              <text:list>
                <text:list-item>
                  <text:p text:style-name="P2">The decision often depends on the intended system and architecture your program will be running on.</text:p>
                </text:list-item>
              </text:list>
            </text:list-item>
          </text:list>
        </text:list-item>
      </text:list>
      <text:p text:style-name="P1"/>
      <text:list xml:id="list85846071288214" text:continue-numbering="true" text:style-name="L1">
        <text:list-item>
          <text:p text:style-name="P2">Threads</text:p>
          <text:list>
            <text:list-item>
              <text:p text:style-name="P2">State</text:p>
              <text:list>
                <text:list-item>
                  <text:p text:style-name="P2">joinable</text:p>
                  <text:list>
                    <text:list-item>
                      <text:p text:style-name="P3">joinable threads have return values</text:p>
                    </text:list-item>
                    <text:list-item>
                      <text:p text:style-name="P3">they do not return unless you call the join functions</text:p>
                      <text:list>
                        <text:list-item>
                          <text:p text:style-name="P3">so theyre resources wont be released</text:p>
                        </text:list-item>
                      </text:list>
                    </text:list-item>
                  </text:list>
                </text:list-item>
                <text:list-item>
                  <text:p text:style-name="P3">detached</text:p>
                  <text:list>
                    <text:list-item>
                      <text:p text:style-name="P3">once the program finished its execution it releases all of its resources</text:p>
                    </text:list-item>
                    <text:list-item>
                      <text:p text:style-name="P3">you cant return anything from it</text:p>
                    </text:list-item>
                  </text:list>
                </text:list-item>
              </text:list>
            </text:list-item>
            <text:list-item>
              <text:p text:style-name="P2">shared buffer</text:p>
              <text:list>
                <text:list-item>
                  <text:p text:style-name="P3">a way to share data between multiple threads is with a buffer that they both have access to</text:p>
                  <text:list>
                    <text:list-item>
                      <text:p text:style-name="P3">but you need to lock and unlock it to make sure they don’t both access it at the same time</text:p>
                    </text:list-item>
                  </text:list>
                </text:list-item>
                <text:list-item>
                  <text:p text:style-name="P2">mutex</text:p>
                </text:list-item>
                <text:list-item>
                  <text:p text:style-name="P2">lock – unlock</text:p>
                </text:list-item>
              </text:list>
            </text:list-item>
            <text:list-item>
              <text:p text:style-name="P2">dead lock</text:p>
              <text:list>
                <text:list-item>
                  <text:p text:style-name="P2">threads get stuck waiting for eachother and hang indefinitely </text:p>
                </text:list-item>
              </text:list>
            </text:list-item>
            <text:list-item>
              <text:p text:style-name="P2">race condition</text:p>
              <text:list>
                <text:list-item>
                  <text:p text:style-name="P2">threads are supposed to be executed in a specific order, but due to the scheduling of the threads, they get executed in the incorrect order</text:p>
                  <text:list>
                    <text:list-item>
                      <text:p text:style-name="P2">this can often be caused by external factors, memory or some other non-dterministic factors. Reproducing this error can be very difficult sometim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Input</text:p>
          <text:list>
            <text:list-item>
              <text:p text:style-name="P2">canonical mode</text:p>
              <text:list>
                <text:list-item>
                  <text:p text:style-name="P2">.c_lflag &amp;= ~ICANON</text:p>
                  <text:list>
                    <text:list-item>
                      <text:p text:style-name="P2">bitwise and with the inverse of the Icanon flag – truns off canonical mode</text:p>
                    </text:list-item>
                  </text:list>
                </text:list-item>
                <text:list-item>
                  <text:p text:style-name="P2">.c_lflag |= ICANON</text:p>
                  <text:list>
                    <text:list-item>
                      <text:p text:style-name="P2"/>
                    </text:list-item>
                  </text:list>
                </text:list-item>
                <text:list-item>
                  <text:p text:style-name="P2">.c_cc[VMIN] = 1</text:p>
                </text:list-item>
                <text:list-item>
                  <text:p text:style-name="P2">.c_cc[VTIME] = 0</text:p>
                </text:list-item>
                <text:list-item>
                  <text:p text:style-name="P2">in canonical mode a read on the serial port will not return until a new line EOF or EOL</text:p>
                  <text:list>
                    <text:list-item>
                      <text:p text:style-name="P2">read always returns a new line</text:p>
                    </text:list-item>
                  </text:list>
                </text:list-item>
                <text:list-item>
                  <text:p text:style-name="P2">in non-canonical mode a read on the serial port will not wait until the new line</text:p>
                  <text:list>
                    <text:list-item>
                      <text:p text:style-name="P2">the number of bytes read depends on the MIN and TIME settings</text:p>
                      <text:list>
                        <text:list-item>
                          <text:p text:style-name="P2">MIN – sets the minimum number of characters to wait for</text:p>
                          <text:list>
                            <text:list-item>
                              <text:p text:style-name="P2">if zero it returns as many characters as possble</text:p>
                            </text:list-item>
                            <text:list-item>
                              <text:p text:style-name="P2">if &gt; 0 it waits for that number of characters to be present before returning</text:p>
                            </text:list-item>
                          </text:list>
                        </text:list-item>
                        <text:list-item>
                          <text:p text:style-name="P2"><text:soft-page-break/>TIME – sets the amount of time to elapse before the read returns</text:p>
                        </text:list-item>
                        <text:list-item>
                          <text:p text:style-name="P2">when both are greater than 0, the read returns on whichever is condition is met firs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1:03:02.385025053</meta:creation-date>
    <dc:date>2022-11-01T17:42:15.076036393</dc:date>
    <meta:editing-duration>PT3H41M13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2" meta:paragraph-count="40" meta:word-count="355" meta:character-count="1790" meta:non-whitespace-character-count="1508"/>
  </office:meta>
</office:document-meta>
</file>